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88.10691833" calcext:value-type="float">
            <text:p>88,10691833</text:p>
          </table:table-cell>
          <table:table-cell office:value-type="float" office:value="1.694515441E-026" calcext:value-type="float">
            <text:p>1,69E-026</text:p>
          </table:table-cell>
          <table:table-cell office:value-type="float" office:value="4.488591194" calcext:value-type="float">
            <text:p>4,488591194</text:p>
          </table:table-cell>
          <table:table-cell table:style-name="ce2" table:formula="of:=([.E3]-[.E2])/[.E2]" office:value-type="float" office:value="0.00387290435428188" calcext:value-type="float">
            <text:p>0,00387290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696" calcext:value-type="float">
            <text:p>149696</text:p>
          </table:table-cell>
          <table:table-cell office:value-type="float" office:value="91.2044754" calcext:value-type="float">
            <text:p>91,2044754</text:p>
          </table:table-cell>
          <table:table-cell office:value-type="float" office:value="3.260870274E-022" calcext:value-type="float">
            <text:p>3,26E-022</text:p>
          </table:table-cell>
          <table:table-cell office:value-type="float" office:value="3.072615385" calcext:value-type="float">
            <text:p>3,07261538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696" calcext:value-type="float">
            <text:p>149696</text:p>
          </table:table-cell>
          <table:table-cell office:value-type="float" office:value="112.0787811" calcext:value-type="float">
            <text:p>112,0787811</text:p>
          </table:table-cell>
          <table:table-cell office:value-type="float" office:value="5.128923379E-023" calcext:value-type="float">
            <text:p>5,13E-023</text:p>
          </table:table-cell>
          <table:table-cell office:value-type="float" office:value="3.079880238" calcext:value-type="float">
            <text:p>3,079880238</text:p>
          </table:table-cell>
          <table:table-cell table:formula="of:=([.E5]-[.E4])/[.E4]" office:value-type="float" office:value="0.00236438736701817" calcext:value-type="float">
            <text:p>0,00236438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1891" calcext:value-type="float">
            <text:p>151891</text:p>
          </table:table-cell>
          <table:table-cell office:value-type="float" office:value="112.2119751" calcext:value-type="float">
            <text:p>112,2119751</text:p>
          </table:table-cell>
          <table:table-cell office:value-type="float" office:value="8.787606875E-020" calcext:value-type="float">
            <text:p>8,79E-020</text:p>
          </table:table-cell>
          <table:table-cell office:value-type="float" office:value="2.463288307" calcext:value-type="float">
            <text:p>2,46328830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1891" calcext:value-type="float">
            <text:p>151891</text:p>
          </table:table-cell>
          <table:table-cell office:value-type="float" office:value="105.0502853" calcext:value-type="float">
            <text:p>105,0502853</text:p>
          </table:table-cell>
          <table:table-cell office:value-type="float" office:value="1.067153773E-018" calcext:value-type="float">
            <text:p>1,07E-018</text:p>
          </table:table-cell>
          <table:table-cell office:value-type="float" office:value="2.467577457" calcext:value-type="float">
            <text:p>2,467577457</text:p>
          </table:table-cell>
          <table:table-cell table:style-name="ce3" table:formula="of:=([.E7]-[.E6])/[.E6]" office:value-type="float" office:value="0.00174122939154599" calcext:value-type="float">
            <text:p>0,00174122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052" calcext:value-type="float">
            <text:p>153052</text:p>
          </table:table-cell>
          <table:table-cell office:value-type="float" office:value="104.5066071" calcext:value-type="float">
            <text:p>104,5066071</text:p>
          </table:table-cell>
          <table:table-cell office:value-type="float" office:value="2.188415995E-017" calcext:value-type="float">
            <text:p>2,19E-017</text:p>
          </table:table-cell>
          <table:table-cell office:value-type="float" office:value="2.094867468" calcext:value-type="float">
            <text:p>2,09486746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052" calcext:value-type="float">
            <text:p>153052</text:p>
          </table:table-cell>
          <table:table-cell office:value-type="float" office:value="106.8385086" calcext:value-type="float">
            <text:p>106,8385086</text:p>
          </table:table-cell>
          <table:table-cell office:value-type="float" office:value="1.36685899E-018" calcext:value-type="float">
            <text:p>1,37E-018</text:p>
          </table:table-cell>
          <table:table-cell office:value-type="float" office:value="2.096934557" calcext:value-type="float">
            <text:p>2,096934557</text:p>
          </table:table-cell>
          <table:table-cell table:style-name="ce3" table:formula="of:=([.E9]-[.E8])/[.E8]" office:value-type="float" office:value="0.00098673974920884" calcext:value-type="float">
            <text:p>0,00098673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924" calcext:value-type="float">
            <text:p>153924</text:p>
          </table:table-cell>
          <table:table-cell office:value-type="float" office:value="106.8451843" calcext:value-type="float">
            <text:p>106,8451843</text:p>
          </table:table-cell>
          <table:table-cell office:value-type="float" office:value="8.19842512E-015" calcext:value-type="float">
            <text:p>8,20E-015</text:p>
          </table:table-cell>
          <table:table-cell office:value-type="float" office:value="1.840630293" calcext:value-type="float">
            <text:p>1,84063029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924" calcext:value-type="float">
            <text:p>153924</text:p>
          </table:table-cell>
          <table:table-cell office:value-type="float" office:value="107.1426468" calcext:value-type="float">
            <text:p>107,1426468</text:p>
          </table:table-cell>
          <table:table-cell office:value-type="float" office:value="9.116009136E-015" calcext:value-type="float">
            <text:p>9,12E-015</text:p>
          </table:table-cell>
          <table:table-cell office:value-type="float" office:value="1.84215939" calcext:value-type="float">
            <text:p>1,84215939</text:p>
          </table:table-cell>
          <table:table-cell table:style-name="ce3" table:formula="of:=([.E11]-[.E10])/[.E10]" office:value-type="float" office:value="0.000830746405628088" calcext:value-type="float">
            <text:p>0,00083074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4643" calcext:value-type="float">
            <text:p>154643</text:p>
          </table:table-cell>
          <table:table-cell office:value-type="float" office:value="107.0662842" calcext:value-type="float">
            <text:p>107,0662842</text:p>
          </table:table-cell>
          <table:table-cell office:value-type="float" office:value="0.00000000000002582394578" calcext:value-type="float">
            <text:p>2,58E-014</text:p>
          </table:table-cell>
          <table:table-cell office:value-type="float" office:value="1.651691198" calcext:value-type="float">
            <text:p>1,65169119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4643" calcext:value-type="float">
            <text:p>154643</text:p>
          </table:table-cell>
          <table:table-cell office:value-type="float" office:value="108.3492279" calcext:value-type="float">
            <text:p>108,3492279</text:p>
          </table:table-cell>
          <table:table-cell office:value-type="float" office:value="0.00000000000008080501193" calcext:value-type="float">
            <text:p>8,08E-014</text:p>
          </table:table-cell>
          <table:table-cell office:value-type="float" office:value="1.652628422" calcext:value-type="float">
            <text:p>1,652628422</text:p>
          </table:table-cell>
          <table:table-cell table:formula="of:=([.E13]-[.E12])/[.E12]" office:value-type="float" office:value="0.00056743294456914" calcext:value-type="float">
            <text:p>0,00056743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251" calcext:value-type="float">
            <text:p>155251</text:p>
          </table:table-cell>
          <table:table-cell office:value-type="float" office:value="129.8021851" calcext:value-type="float">
            <text:p>129,8021851</text:p>
          </table:table-cell>
          <table:table-cell office:value-type="float" office:value="0.0000000000002402458386" calcext:value-type="float">
            <text:p>2,40E-013</text:p>
          </table:table-cell>
          <table:table-cell office:value-type="float" office:value="1.503971577" calcext:value-type="float">
            <text:p>1,50397157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251" calcext:value-type="float">
            <text:p>155251</text:p>
          </table:table-cell>
          <table:table-cell office:value-type="float" office:value="168.1039734" calcext:value-type="float">
            <text:p>168,1039734</text:p>
          </table:table-cell>
          <table:table-cell office:value-type="float" office:value="0.0000000000004836747864" calcext:value-type="float">
            <text:p>4,84E-013</text:p>
          </table:table-cell>
          <table:table-cell office:value-type="float" office:value="1.505332351" calcext:value-type="float">
            <text:p>1,505332351</text:p>
          </table:table-cell>
          <table:table-cell table:formula="of:=([.E15]-[.E14])/[.E14]" office:value-type="float" office:value="0.00090478704571948" calcext:value-type="float">
            <text:p>0,0009047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5607" calcext:value-type="float">
            <text:p>155607</text:p>
          </table:table-cell>
          <table:table-cell office:value-type="float" office:value="190.6075287" calcext:value-type="float">
            <text:p>190,6075287</text:p>
          </table:table-cell>
          <table:table-cell office:value-type="float" office:value="0.00000000001562035744" calcext:value-type="float">
            <text:p>1,56E-011</text:p>
          </table:table-cell>
          <table:table-cell office:value-type="float" office:value="1.384563327" calcext:value-type="float">
            <text:p>1,38456332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5607" calcext:value-type="float">
            <text:p>155607</text:p>
          </table:table-cell>
          <table:table-cell office:value-type="float" office:value="216.9585266" calcext:value-type="float">
            <text:p>216,9585266</text:p>
          </table:table-cell>
          <table:table-cell office:value-type="float" office:value="0.000000000006483958336" calcext:value-type="float">
            <text:p>6,48E-012</text:p>
          </table:table-cell>
          <table:table-cell office:value-type="float" office:value="1.385587931" calcext:value-type="float">
            <text:p>1,385587931</text:p>
          </table:table-cell>
          <table:table-cell table:formula="of:=([.E17]-[.E16])/[.E16]" office:value-type="float" office:value="0.00074001960041814" calcext:value-type="float">
            <text:p>0,00074001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245" calcext:value-type="float">
            <text:p>156245</text:p>
          </table:table-cell>
          <table:table-cell office:value-type="float" office:value="216.9299622" calcext:value-type="float">
            <text:p>216,9299622</text:p>
          </table:table-cell>
          <table:table-cell office:value-type="float" office:value="0.00000000001467095889" calcext:value-type="float">
            <text:p>1,47E-011</text:p>
          </table:table-cell>
          <table:table-cell office:value-type="float" office:value="1.282061338" calcext:value-type="float">
            <text:p>1,28206133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245" calcext:value-type="float">
            <text:p>156245</text:p>
          </table:table-cell>
          <table:table-cell office:value-type="float" office:value="211.3208771" calcext:value-type="float">
            <text:p>211,3208771</text:p>
          </table:table-cell>
          <table:table-cell office:value-type="float" office:value="0.00000000002957670914" calcext:value-type="float">
            <text:p>2,96E-011</text:p>
          </table:table-cell>
          <table:table-cell office:value-type="float" office:value="1.282575846" calcext:value-type="float">
            <text:p>1,282575846</text:p>
          </table:table-cell>
          <table:table-cell table:style-name="ce3" table:formula="of:=([.E19]-[.E18])/[.E18]" office:value-type="float" office:value="0.000401313092244553" calcext:value-type="float">
            <text:p>0,00040131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737" calcext:value-type="float">
            <text:p>156737</text:p>
          </table:table-cell>
          <table:table-cell office:value-type="float" office:value="210.8777618" calcext:value-type="float">
            <text:p>210,8777618</text:p>
          </table:table-cell>
          <table:table-cell office:value-type="float" office:value="0.00000000005798858962" calcext:value-type="float">
            <text:p>5,80E-011</text:p>
          </table:table-cell>
          <table:table-cell office:value-type="float" office:value="1.194146156" calcext:value-type="float">
            <text:p>1,19414615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737" calcext:value-type="float">
            <text:p>156737</text:p>
          </table:table-cell>
          <table:table-cell office:value-type="float" office:value="214.4073334" calcext:value-type="float">
            <text:p>214,4073334</text:p>
          </table:table-cell>
          <table:table-cell office:value-type="float" office:value="0.0000000001232735442" calcext:value-type="float">
            <text:p>1,23E-010</text:p>
          </table:table-cell>
          <table:table-cell office:value-type="float" office:value="1.194594502" calcext:value-type="float">
            <text:p>1,194594502</text:p>
          </table:table-cell>
          <table:table-cell table:style-name="ce3" table:formula="of:=([.E21]-[.E20])/[.E20]" office:value-type="float" office:value="0.000375453203736636" calcext:value-type="float">
            <text:p>0,00037545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7280" calcext:value-type="float">
            <text:p>157280</text:p>
          </table:table-cell>
          <table:table-cell office:value-type="float" office:value="353.9827576" calcext:value-type="float">
            <text:p>353,9827576</text:p>
          </table:table-cell>
          <table:table-cell office:value-type="float" office:value="0.000000000105969844" calcext:value-type="float">
            <text:p>1,06E-010</text:p>
          </table:table-cell>
          <table:table-cell office:value-type="float" office:value="1.118894458" calcext:value-type="float">
            <text:p>1,11889445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27850131543709" calcext:value-type="float">
            <text:p>0,0012785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6:20.719065527</dc:date>
    <meta:document-statistic meta:table-count="1" meta:cell-count="121" meta:object-count="0"/>
    <meta:generator>LibreOffice/4.1.5.3$Linux_X86_64 LibreOffice_project/410m0$Build-3</meta:generator>
  </office:meta>
</office:document-meta>
</file>